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3429f6" officeooo:paragraph-rsid="007a6276"/>
    </style:style>
    <style:style style:name="P2" style:family="paragraph" style:parent-style-name="Text_20_body">
      <style:text-properties officeooo:rsid="0040816e" officeooo:paragraph-rsid="005eb407"/>
    </style:style>
    <style:style style:name="P3" style:family="paragraph" style:parent-style-name="Text_20_body">
      <style:text-properties officeooo:paragraph-rsid="00428311"/>
    </style:style>
    <style:style style:name="P4" style:family="paragraph" style:parent-style-name="Text_20_body">
      <style:paragraph-properties fo:text-align="justify" style:justify-single-word="false"/>
    </style:style>
    <style:style style:name="P5" style:family="paragraph" style:parent-style-name="Text_20_body">
      <style:text-properties officeooo:paragraph-rsid="005d7c9e"/>
    </style:style>
    <style:style style:name="P6" style:family="paragraph" style:parent-style-name="Text_20_body">
      <style:text-properties officeooo:paragraph-rsid="0066e08d"/>
    </style:style>
    <style:style style:name="P7" style:family="paragraph" style:parent-style-name="Text_20_body">
      <style:text-properties officeooo:rsid="006acbe3" officeooo:paragraph-rsid="006beb25"/>
    </style:style>
    <style:style style:name="P8" style:family="paragraph" style:parent-style-name="Text_20_body">
      <style:text-properties officeooo:paragraph-rsid="006c18f3"/>
    </style:style>
    <style:style style:name="P9" style:family="paragraph" style:parent-style-name="Text_20_body">
      <style:text-properties officeooo:rsid="006de753" officeooo:paragraph-rsid="006de753"/>
    </style:style>
    <style:style style:name="P10" style:family="paragraph" style:parent-style-name="Text_20_body">
      <style:text-properties officeooo:rsid="006de753" officeooo:paragraph-rsid="007274b0"/>
    </style:style>
    <style:style style:name="P11" style:family="paragraph" style:parent-style-name="Text_20_body">
      <style:text-properties officeooo:rsid="006de753" officeooo:paragraph-rsid="007bd58b"/>
    </style:style>
    <style:style style:name="P12" style:family="paragraph" style:parent-style-name="Text_20_body">
      <style:text-properties officeooo:rsid="006f9282" officeooo:paragraph-rsid="007274b0"/>
    </style:style>
    <style:style style:name="P13" style:family="paragraph" style:parent-style-name="Text_20_body">
      <style:text-properties officeooo:rsid="00711d4e" officeooo:paragraph-rsid="007274b0"/>
    </style:style>
    <style:style style:name="P14" style:family="paragraph" style:parent-style-name="Text_20_body">
      <style:text-properties officeooo:paragraph-rsid="007ea6a5"/>
    </style:style>
    <style:style style:name="P15" style:family="paragraph" style:parent-style-name="Text_20_body">
      <style:text-properties officeooo:rsid="0052b822" officeooo:paragraph-rsid="0052b822"/>
    </style:style>
    <style:style style:name="P16" style:family="paragraph" style:parent-style-name="Text_20_body">
      <style:text-properties officeooo:rsid="005c0c7e" officeooo:paragraph-rsid="005c0c7e"/>
    </style:style>
    <style:style style:name="P17" style:family="paragraph" style:parent-style-name="Text_20_body">
      <style:text-properties officeooo:rsid="006c18f3" officeooo:paragraph-rsid="007a6276"/>
    </style:style>
    <style:style style:name="P18" style:family="paragraph" style:parent-style-name="Text_20_body">
      <style:text-properties officeooo:rsid="006c18f3" officeooo:paragraph-rsid="007ea6a5"/>
    </style:style>
    <style:style style:name="P19" style:family="paragraph" style:parent-style-name="Text_20_body">
      <style:text-properties officeooo:rsid="006c18f3" officeooo:paragraph-rsid="008f1292"/>
    </style:style>
    <style:style style:name="P20" style:family="paragraph" style:parent-style-name="Text_20_body">
      <style:text-properties officeooo:rsid="006c18f3" officeooo:paragraph-rsid="00902730"/>
    </style:style>
    <style:style style:name="P21" style:family="paragraph" style:parent-style-name="Text_20_body">
      <style:text-properties officeooo:rsid="001a0a49" officeooo:paragraph-rsid="007bd58b"/>
    </style:style>
    <style:style style:name="P22" style:family="paragraph" style:parent-style-name="Text_20_body">
      <style:text-properties officeooo:paragraph-rsid="003ace5b"/>
    </style:style>
    <style:style style:name="P23" style:family="paragraph" style:parent-style-name="Text_20_body">
      <style:text-properties officeooo:rsid="00809ba2" officeooo:paragraph-rsid="00809ba2"/>
    </style:style>
    <style:style style:name="P24" style:family="paragraph" style:parent-style-name="Text_20_body">
      <style:text-properties officeooo:paragraph-rsid="00821d5c"/>
    </style:style>
    <style:style style:name="P25" style:family="paragraph" style:parent-style-name="Text_20_body">
      <style:text-properties officeooo:rsid="0087a7d3" officeooo:paragraph-rsid="008a150d"/>
    </style:style>
    <style:style style:name="P26" style:family="paragraph" style:parent-style-name="Text_20_body">
      <style:text-properties officeooo:rsid="008cad8f" officeooo:paragraph-rsid="008cad8f"/>
    </style:style>
    <style:style style:name="P27" style:family="paragraph" style:parent-style-name="Text_20_body">
      <style:text-properties officeooo:paragraph-rsid="00902730"/>
    </style:style>
    <style:style style:name="P28" style:family="paragraph" style:parent-style-name="Text_20_body">
      <style:text-properties officeooo:rsid="006d9223" officeooo:paragraph-rsid="006d9223"/>
    </style:style>
    <style:style style:name="P29" style:family="paragraph" style:parent-style-name="Text_20_body">
      <style:text-properties officeooo:paragraph-rsid="008a150d"/>
    </style:style>
    <style:style style:name="P30" style:family="paragraph" style:parent-style-name="Text_20_body">
      <style:text-properties officeooo:rsid="0094d80c" officeooo:paragraph-rsid="0094d80c"/>
    </style:style>
    <style:style style:name="P31" style:family="paragraph" style:parent-style-name="Standard">
      <style:text-properties officeooo:rsid="001f7216" officeooo:paragraph-rsid="001f7216"/>
    </style:style>
    <style:style style:name="P32" style:family="paragraph" style:parent-style-name="Standard">
      <style:paragraph-properties fo:break-before="page"/>
      <style:text-properties officeooo:rsid="001f7216" officeooo:paragraph-rsid="001f7216"/>
    </style:style>
    <style:style style:name="P33" style:family="paragraph" style:parent-style-name="Contents_20_Heading">
      <style:paragraph-properties fo:break-before="page"/>
    </style:style>
    <style:style style:name="P34" style:family="paragraph" style:parent-style-name="Heading_20_2">
      <style:text-properties officeooo:rsid="0040816e" officeooo:paragraph-rsid="0040816e"/>
    </style:style>
    <style:style style:name="P35" style:family="paragraph" style:parent-style-name="Heading_20_2">
      <style:text-properties officeooo:rsid="00417cbc" officeooo:paragraph-rsid="00417cbc"/>
    </style:style>
    <style:style style:name="P36" style:family="paragraph" style:parent-style-name="Heading_20_2">
      <style:text-properties officeooo:paragraph-rsid="00821d5c"/>
    </style:style>
    <style:style style:name="P37" style:family="paragraph" style:parent-style-name="Heading_20_2">
      <style:text-properties officeooo:paragraph-rsid="008f1292"/>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Text_20_body">
      <style:text-properties officeooo:rsid="00152a95" officeooo:paragraph-rsid="009601fd"/>
    </style:style>
    <style:style style:name="P41" style:family="paragraph" style:parent-style-name="Heading_20_1">
      <style:text-properties officeooo:rsid="0021acc0" officeooo:paragraph-rsid="0021acc0"/>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officeooo:rsid="00272647" officeooo:paragraph-rsid="00272647"/>
    </style:style>
    <style:style style:name="P44" style:family="paragraph" style:parent-style-name="Heading_20_1">
      <style:paragraph-properties fo:break-before="page"/>
      <style:text-properties officeooo:rsid="00294672" officeooo:paragraph-rsid="00294672"/>
    </style:style>
    <style:style style:name="T1" style:family="text">
      <style:text-properties officeooo:rsid="00152a95"/>
    </style:style>
    <style:style style:name="T2" style:family="text">
      <style:text-properties officeooo:rsid="00160ce4"/>
    </style:style>
    <style:style style:name="T3" style:family="text">
      <style:text-properties officeooo:rsid="0016d4da"/>
    </style:style>
    <style:style style:name="T4" style:family="text">
      <style:text-properties officeooo:rsid="0017b93a"/>
    </style:style>
    <style:style style:name="T5" style:family="text">
      <style:text-properties officeooo:rsid="001b4930"/>
    </style:style>
    <style:style style:name="T6" style:family="text">
      <style:text-properties officeooo:rsid="00272647"/>
    </style:style>
    <style:style style:name="T7" style:family="text">
      <style:text-properties officeooo:rsid="002d72b9"/>
    </style:style>
    <style:style style:name="T8" style:family="text">
      <style:text-properties officeooo:rsid="002f16fd"/>
    </style:style>
    <style:style style:name="T9" style:family="text">
      <style:text-properties officeooo:rsid="002f5fce"/>
    </style:style>
    <style:style style:name="T10" style:family="text">
      <style:text-properties officeooo:rsid="00312e0b"/>
    </style:style>
    <style:style style:name="T11" style:family="text">
      <style:text-properties officeooo:rsid="00320302"/>
    </style:style>
    <style:style style:name="T12" style:family="text">
      <style:text-properties officeooo:rsid="0033c53b"/>
    </style:style>
    <style:style style:name="T13" style:family="text">
      <style:text-properties officeooo:rsid="00384cf0"/>
    </style:style>
    <style:style style:name="T14" style:family="text">
      <style:text-properties officeooo:rsid="004a26f4"/>
    </style:style>
    <style:style style:name="T15" style:family="text">
      <style:text-properties officeooo:rsid="004c7a4d"/>
    </style:style>
    <style:style style:name="T16" style:family="text">
      <style:text-properties officeooo:rsid="00538e11"/>
    </style:style>
    <style:style style:name="T17" style:family="text">
      <style:text-properties officeooo:rsid="0053ac8d"/>
    </style:style>
    <style:style style:name="T18" style:family="text">
      <style:text-properties officeooo:rsid="0058a945"/>
    </style:style>
    <style:style style:name="T19" style:family="text">
      <style:text-properties officeooo:rsid="005a9d1a"/>
    </style:style>
    <style:style style:name="T20" style:family="text">
      <style:text-properties officeooo:rsid="005eb407"/>
    </style:style>
    <style:style style:name="T21" style:family="text">
      <style:text-properties officeooo:rsid="00607d07"/>
    </style:style>
    <style:style style:name="T22" style:family="text">
      <style:text-properties officeooo:rsid="006559c1"/>
    </style:style>
    <style:style style:name="T23" style:family="text">
      <style:text-properties officeooo:rsid="006a7104"/>
    </style:style>
    <style:style style:name="T24" style:family="text">
      <style:text-properties officeooo:rsid="006beb25"/>
    </style:style>
    <style:style style:name="T25" style:family="text">
      <style:text-properties officeooo:rsid="006c18f3"/>
    </style:style>
    <style:style style:name="T26" style:family="text">
      <style:text-properties officeooo:rsid="006e189a"/>
    </style:style>
    <style:style style:name="T27" style:family="text">
      <style:text-properties officeooo:rsid="006f9282"/>
    </style:style>
    <style:style style:name="T28" style:family="text">
      <style:text-properties officeooo:rsid="006fa9e0"/>
    </style:style>
    <style:style style:name="T29" style:family="text">
      <style:text-properties officeooo:rsid="007274b0"/>
    </style:style>
    <style:style style:name="T30" style:family="text">
      <style:text-properties officeooo:rsid="0075cd6d"/>
    </style:style>
    <style:style style:name="T31" style:family="text">
      <style:text-properties officeooo:rsid="0079428a"/>
    </style:style>
    <style:style style:name="T32" style:family="text">
      <style:text-properties officeooo:rsid="007a6276"/>
    </style:style>
    <style:style style:name="T33" style:family="text">
      <style:text-properties officeooo:rsid="007ca206"/>
    </style:style>
    <style:style style:name="T34" style:family="text">
      <style:text-properties officeooo:rsid="00802d3d"/>
    </style:style>
    <style:style style:name="T35" style:family="text">
      <style:text-properties officeooo:rsid="00838380"/>
    </style:style>
    <style:style style:name="T36" style:family="text">
      <style:text-properties officeooo:rsid="00843e82"/>
    </style:style>
    <style:style style:name="T37" style:family="text">
      <style:text-properties officeooo:rsid="0084fe66"/>
    </style:style>
    <style:style style:name="T38" style:family="text">
      <style:text-properties officeooo:rsid="0087a7d3"/>
    </style:style>
    <style:style style:name="T39" style:family="text">
      <style:text-properties officeooo:rsid="008a150d"/>
    </style:style>
    <style:style style:name="T40" style:family="text">
      <style:text-properties officeooo:rsid="008ba39e"/>
    </style:style>
    <style:style style:name="T41" style:family="text">
      <style:text-properties officeooo:rsid="008cf49e"/>
    </style:style>
    <style:style style:name="T42" style:family="text">
      <style:text-properties officeooo:rsid="008f1292"/>
    </style:style>
    <style:style style:name="T43" style:family="text">
      <style:text-properties officeooo:rsid="0094157f"/>
    </style:style>
    <style:style style:name="T44" style:family="text">
      <style:text-properties officeooo:rsid="00962c13"/>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Charte Graphique</text:p>
      <text:p text:style-name="Standard"/>
      <text:p text:style-name="Subtitle">Nom de l'entreprise</text:p>
      <text:h text:style-name="P42" text:outline-level="1"><text:bookmark-start text:name="__RefHeading___Toc1372_1436729528"/>Introduction<text:bookmark-end text:name="__RefHeading___Toc1372_1436729528"/></text:h>
      <text:p text:style-name="P4"/>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3">Sommaire</text:p>
          </text:index-title>
          <text:p text:style-name="P38"><text:a xlink:type="simple" xlink:href="#__RefHeading___Toc1372_1436729528" text:style-name="Index_20_Link" text:visited-style-name="Index_20_Link">Introduction<text:tab/>2</text:a></text:p>
          <text:p text:style-name="P38"><text:a xlink:type="simple" xlink:href="#__RefHeading___Toc1374_1436729528" text:style-name="Index_20_Link" text:visited-style-name="Index_20_Link">Stratégie de communication<text:tab/>4</text:a></text:p>
          <text:p text:style-name="P38"><text:a xlink:type="simple" xlink:href="#__RefHeading___Toc1376_1436729528" text:style-name="Index_20_Link" text:visited-style-name="Index_20_Link">Règles de la Charte<text:tab/>5</text:a></text:p>
          <text:p text:style-name="P39"><text:a xlink:type="simple" xlink:href="#__RefHeading___Toc1922_1436729528" text:style-name="Index_20_Link" text:visited-style-name="Index_20_Link">Enseigne et Marque<text:tab/>5</text:a></text:p>
          <text:p text:style-name="P39"><text:a xlink:type="simple" xlink:href="#__RefHeading___Toc1924_1436729528" text:style-name="Index_20_Link" text:visited-style-name="Index_20_Link">Logotype<text:tab/>5</text:a></text:p>
          <text:p text:style-name="P39"><text:a xlink:type="simple" xlink:href="#__RefHeading___Toc1926_1436729528" text:style-name="Index_20_Link" text:visited-style-name="Index_20_Link">Couleurs<text:tab/>5</text:a></text:p>
          <text:p text:style-name="P39"><text:a xlink:type="simple" xlink:href="#__RefHeading___Toc1928_1436729528" text:style-name="Index_20_Link" text:visited-style-name="Index_20_Link">Typographies / Polices d'écritures<text:tab/>5</text:a></text:p>
          <text:p text:style-name="P39"><text:a xlink:type="simple" xlink:href="#__RefHeading___Toc1930_1436729528" text:style-name="Index_20_Link" text:visited-style-name="Index_20_Link">Icones et Pictogrammes<text:tab/>5</text:a></text:p>
          <text:p text:style-name="P39"><text:a xlink:type="simple" xlink:href="#__RefHeading___Toc393_439444305" text:style-name="Index_20_Link" text:visited-style-name="Index_20_Link">Illustrations<text:tab/>5</text:a></text:p>
          <text:p text:style-name="P39"><text:a xlink:type="simple" xlink:href="#__RefHeading___Toc1932_1436729528" text:style-name="Index_20_Link" text:visited-style-name="Index_20_Link">Autres règles<text:tab/>5</text:a></text:p>
          <text:p text:style-name="P38"><text:a xlink:type="simple" xlink:href="#__RefHeading___Toc1380_1436729528" text:style-name="Index_20_Link" text:visited-style-name="Index_20_Link">Modèles de documents<text:tab/>6</text:a></text:p>
          <text:p text:style-name="P39"><text:a xlink:type="simple" xlink:href="#__RefHeading___Toc1910_1436729528" text:style-name="Index_20_Link" text:visited-style-name="Index_20_Link">Cartes de visite<text:tab/>6</text:a></text:p>
          <text:p text:style-name="P39"><text:a xlink:type="simple" xlink:href="#__RefHeading___Toc1912_1436729528" text:style-name="Index_20_Link" text:visited-style-name="Index_20_Link">Affiches &amp; Flyers<text:tab/>6</text:a></text:p>
          <text:p text:style-name="P39"><text:a xlink:type="simple" xlink:href="#__RefHeading___Toc1914_1436729528" text:style-name="Index_20_Link" text:visited-style-name="Index_20_Link">Plaquette<text:tab/>6</text:a></text:p>
          <text:p text:style-name="P39"><text:a xlink:type="simple" xlink:href="#__RefHeading___Toc1916_1436729528" text:style-name="Index_20_Link" text:visited-style-name="Index_20_Link">Textes &amp; Lettres<text:tab/>6</text:a></text:p>
          <text:p text:style-name="P39"><text:a xlink:type="simple" xlink:href="#__RefHeading___Toc1918_1436729528" text:style-name="Index_20_Link" text:visited-style-name="Index_20_Link">Diapositives<text:tab/>6</text:a></text:p>
          <text:p text:style-name="P39"><text:a xlink:type="simple" xlink:href="#__RefHeading___Toc395_439444305" text:style-name="Index_20_Link" text:visited-style-name="Index_20_Link">Autres supports imprimés<text:tab/>6</text:a></text:p>
          <text:p text:style-name="P38"><text:a xlink:type="simple" xlink:href="#__RefHeading___Toc1382_1436729528" text:style-name="Index_20_Link" text:visited-style-name="Index_20_Link">Site Internet &amp; Communication digitale<text:tab/>7</text:a></text:p>
          <text:p text:style-name="P39"><text:a xlink:type="simple" xlink:href="#__RefHeading___Toc1920_1436729528" text:style-name="Index_20_Link" text:visited-style-name="Index_20_Link">Planche tendance<text:tab/>7</text:a></text:p>
          <text:p text:style-name="P39"><text:a xlink:type="simple" xlink:href="#__RefHeading___Toc397_439444305" text:style-name="Index_20_Link" text:visited-style-name="Index_20_Link">Wireframes &amp; Maquettes<text:tab/>7</text:a></text:p>
          <text:p text:style-name="P39"><text:a xlink:type="simple" xlink:href="#__RefHeading___Toc1936_1436729528" text:style-name="Index_20_Link" text:visited-style-name="Index_20_Link">Réseaux sociaux<text:tab/>7</text:a></text:p>
          <text:p text:style-name="P39"><text:a xlink:type="simple" xlink:href="#__RefHeading___Toc399_439444305" text:style-name="Index_20_Link" text:visited-style-name="Index_20_Link">Autres supports multimédias<text:tab/>7</text:a></text:p>
          <text:p text:style-name="P39"><text:a xlink:type="simple" xlink:href="#__RefHeading___Toc401_439444305" text:style-name="Index_20_Link" text:visited-style-name="Index_20_Link">Goodies<text:tab/>7</text:a></text:p>
        </text:index-body>
      </text:table-of-content>
      <text:p text:style-name="P31"/>
      <text:p text:style-name="P32"/>
      <text:h text:style-name="P41" text:outline-level="1"><text:bookmark-start text:name="__RefHeading___Toc1374_1436729528"/>Stratégie de communication<text:bookmark-end text:name="__RefHeading___Toc1374_1436729528"/></text:h>
      <text:p text:style-name="P4">Cette première partie redonne les informations ayant amené à déterminer la stratégie commerciale, le type de communication (interne, envers les clients, les actionnaires ou pour le recrutement) et les informations sur l'activité ayant permis d'établir la charte graphique. (Activité, Message, Mission, Principes, Valeurs, Cible, Concurrence, Règles de merchandising)</text:p>
      <text:h text:style-name="P43" text:outline-level="1"><text:bookmark-start text:name="__RefHeading___Toc1376_1436729528"/>Règles de la Charte<text:bookmark-end text:name="__RefHeading___Toc1376_1436729528"/></text:h>
      <text:h text:style-name="P35" text:outline-level="2"><text:bookmark-start text:name="__RefHeading___Toc1922_1436729528"/>Enseigne et Marque<text:bookmark-end text:name="__RefHeading___Toc1922_1436729528"/></text:h>
      <text:p text:style-name="P15">Cette partie concerne le nom commercial de l'entreprise et de la marque. On y précise le nom de marque déposé, l'utilisation de cygle (comme SNCF) ou d'acronyme (comme laser) et on y écrit le slogan choisi et la phrase d'accroche (ou ascensor pitch) préconisé.</text:p>
      <text:h text:style-name="Heading_20_2" text:outline-level="2"><text:bookmark-start text:name="__RefHeading___Toc1924_1436729528"/>Logo<text:span text:style-name="T8">type</text:span><text:bookmark-end text:name="__RefHeading___Toc1924_1436729528"/></text:h>
      <text:p text:style-name="P5"><text:span text:style-name="T16">On y présente le logo avec les r</text:span>ègles <text:span text:style-name="T19">d'utilisation : dimensions, proportions, </text:span>positionnement, <text:span text:style-name="T17">le nuancier de couleurs, les superpositions de couleurs possibles avec des déclinaisons de couleurs, les zone d'eclusion, interdictions, etc.</text:span></text:p>
      <text:p text:style-name="P16">Versions possibles : couleurs, niveaux de gris, monochrome, </text:p>
      <text:p text:style-name="P8"><text:span text:style-name="T25">Formats de f</text:span>ichiers <text:span text:style-name="T18">associés : </text:span>.ai<text:span text:style-name="T2"> .tif .pdf .png .svg</text:span></text:p>
      <text:h text:style-name="P34" text:outline-level="2"><text:bookmark-start text:name="__RefHeading___Toc1926_1436729528"/>Couleurs<text:bookmark-end text:name="__RefHeading___Toc1926_1436729528"/></text:h>
      <text:p text:style-name="P2">Palette/<text:span text:style-name="T3">Nuancier</text:span> de<text:span text:style-name="T20">s</text:span> couleurs.</text:p>
      <text:p text:style-name="P2"><text:span text:style-name="T21">Encodages :</text:span> RVB, CMJN, <text:span text:style-name="T4">valeurs Pantone, niveau de gris</text:span></text:p>
      <text:h text:style-name="Heading_20_2" text:outline-level="2"><text:bookmark-start text:name="__RefHeading___Toc1928_1436729528"/><text:span text:style-name="T13">T</text:span>ypographies / Polices <text:span text:style-name="T13">d'écritures</text:span><text:bookmark-end text:name="__RefHeading___Toc1928_1436729528"/></text:h>
      <text:p text:style-name="P6"><text:span text:style-name="T22">Jeux de polices d'écritures avec ses r</text:span>ègles d'utilisation <text:span text:style-name="T23">(Titres ou contenus)</text:span> avec illustration en normal, gras, souligné et italique.</text:p>
      <text:p text:style-name="P8"><text:span text:style-name="T25">Formats de fichiers associés : </text:span>.eot .ttf .svg .ai</text:p>
      <text:h text:style-name="Heading_20_2" text:outline-level="2"><text:bookmark-start text:name="__RefHeading___Toc1930_1436729528"/>Icones et Pictogrammes<text:bookmark-end text:name="__RefHeading___Toc1930_1436729528"/></text:h>
      <text:p text:style-name="P7">Règles de choix <text:span text:style-name="T24">du</text:span> style graphique des pictos ou des icônes de réseaux sociaux avec <text:span text:style-name="T24">des exemples d'illustration.</text:span></text:p>
      <text:p text:style-name="P19">Formats de fichiers <text:span text:style-name="T18">associés : </text:span>.ai <text:span text:style-name="T18">.</text:span>eps .psd .png .svg</text:p>
      <text:h text:style-name="P37" text:outline-level="2"><text:bookmark-start text:name="__RefHeading___Toc393_439444305"/>Illustrations<text:bookmark-end text:name="__RefHeading___Toc393_439444305"/></text:h>
      <text:p text:style-name="P27">Principes de choix des images et illustrations <text:span text:style-name="T42">en fonction de leurs contenus et de leurs avec des</text:span> exemples et contre-exemples.</text:p>
      <text:p text:style-name="P20">Formats de fichiers <text:span text:style-name="T18">associés :</text:span> .psd .png .svg</text:p>
      <text:h text:style-name="Heading_20_2" text:outline-level="2"><text:bookmark-start text:name="__RefHeading___Toc1932_1436729528"/>Autres règles<text:bookmark-end text:name="__RefHeading___Toc1932_1436729528"/></text:h>
      <text:p text:style-name="P28">Autres règles et remarques.</text:p>
      <text:h text:style-name="P42" text:outline-level="1"><text:bookmark-start text:name="__RefHeading___Toc1380_1436729528"/>Modèles de <text:span text:style-name="T6">documents</text:span><text:bookmark-end text:name="__RefHeading___Toc1380_1436729528"/></text:h>
      <text:h text:style-name="Heading_20_2" text:outline-level="2"><text:bookmark-start text:name="__RefHeading___Toc1910_1436729528"/>Carte<text:span text:style-name="T9">s</text:span> de visite<text:bookmark-end text:name="__RefHeading___Toc1910_1436729528"/></text:h>
      <text:p text:style-name="P9"><text:span text:style-name="T27">Règles d'utilisation et e</text:span>xemple<text:span text:style-name="T27">s</text:span> de carte de visite <text:span text:style-name="T26">avec les différents champs utilisés.</text:span></text:p>
      <text:p text:style-name="P9"><text:span text:style-name="T25">Formats de f</text:span>ichiers <text:span text:style-name="T18">associés : .</text:span>ai .psd .pdf</text:p>
      <text:h text:style-name="Heading_20_2" text:outline-level="2"><text:bookmark-start text:name="__RefHeading___Toc1912_1436729528"/>Affiches <text:span text:style-name="T28">&amp; </text:span>Flyers<text:bookmark-end text:name="__RefHeading___Toc1912_1436729528"/></text:h>
      <text:p text:style-name="P12">Règles de création de flyers et d'affiches avec exemples d'habillages (affiches ou flyers non complètes mais avec les informations essentielles) et exemples complets.</text:p>
      <text:p text:style-name="P10"><text:span text:style-name="T25">Formats de f</text:span>ichiers <text:span text:style-name="T18">associés : .</text:span>ai .psd .pdf</text:p>
      <text:h text:style-name="Heading_20_2" text:outline-level="2"><text:bookmark-start text:name="__RefHeading___Toc1914_1436729528"/>Plaquette<text:bookmark-end text:name="__RefHeading___Toc1914_1436729528"/></text:h>
      <text:p text:style-name="P13">Idem que pour les Affiches et Flyers.</text:p>
      <text:p text:style-name="P10"><text:span text:style-name="T25">Formats de f</text:span>ichiers <text:span text:style-name="T18">associés : .</text:span>ai .psd .pdf</text:p>
      <text:h text:style-name="Heading_20_2" text:outline-level="2"><text:bookmark-start text:name="__RefHeading___Toc1916_1436729528"/><text:span text:style-name="T10">Textes</text:span> &amp; <text:span text:style-name="T11">L</text:span>ettres<text:bookmark-end text:name="__RefHeading___Toc1916_1436729528"/></text:h>
      <text:p text:style-name="P22"><text:span text:style-name="T29">Règles appliquées aux documents (papeterie, cahiers des charges, fax, bons de commandes, factures, devis, etc.) et aux lettres : e</text:span>ntêtes <text:span text:style-name="T30">et e</text:span>npieds de documents, <text:span text:style-name="T12"><text:s/>Signatures de lettres, polices d'écriture, tailles des images, filigranes.</text:span></text:p>
      <text:p text:style-name="P10"><text:span text:style-name="T25">Formats de f</text:span>ichiers <text:span text:style-name="T18">associés : (fichiers) .doc .docx .odt / (modèles de fichiers) / (palettes de styles)</text:span></text:p>
      <text:h text:style-name="Heading_20_2" text:outline-level="2"><text:bookmark-start text:name="__RefHeading___Toc1918_1436729528"/>Diapositives<text:bookmark-end text:name="__RefHeading___Toc1918_1436729528"/></text:h>
      <text:p text:style-name="P1"><text:span text:style-name="T31">Règles appliquées aux d</text:span>iapositive<text:span text:style-name="T31">s</text:span>, <text:span text:style-name="T32">avec règles des titres, menus ainsi que les informations obligatoires et leurs dispositions.</text:span></text:p>
      <text:p text:style-name="P17">Formats de fichiers associés : .ppt .odp</text:p>
      <text:h text:style-name="Heading_20_2" text:outline-level="2"><text:bookmark-start text:name="__RefHeading___Toc395_439444305"/>Autres supports imprimés<text:bookmark-end text:name="__RefHeading___Toc395_439444305"/></text:h>
      <text:p text:style-name="P23">Signalétiques <text:span text:style-name="T37">de bâtiments</text:span>, <text:span text:style-name="T43">QR Code,</text:span> etc.</text:p>
      <text:h text:style-name="P44" text:outline-level="1"><text:bookmark-start text:name="__RefHeading___Toc1382_1436729528"/>Site Internet &amp; <text:span text:style-name="T7">Communication digitale</text:span><text:bookmark-end text:name="__RefHeading___Toc1382_1436729528"/></text:h>
      <text:h text:style-name="Heading_20_2" text:outline-level="2"><text:bookmark-start text:name="__RefHeading___Toc1920_1436729528"/>Planche tendance<text:bookmark-end text:name="__RefHeading___Toc1920_1436729528"/></text:h>
      <text:p text:style-name="P26">Le style tiles (planche tendance en français) est une représentation graphique <text:span text:style-name="T41">condensée des contenus web.</text:span></text:p>
      <text:p text:style-name="P3">Palette de Couleurs, <text:span text:style-name="T1">T</text:span>ypographies et tailles pour les Titres (balises H1 à H6), Paragraphes (balise P) <text:span text:style-name="T1">et </text:span>Citations (balise quote), <text:span text:style-name="T5">boutons, textures, Pictogrammes, </text:span>Menus, Formulaires <text:span text:style-name="T40">(</text:span>Labels, Champs, Boutons, cases à cochers<text:span text:style-name="T40">), Images et</text:span> Cadres d'images.</text:p>
      <text:h text:style-name="Heading_20_2" text:outline-level="2"><text:bookmark-start text:name="__RefHeading___Toc397_439444305"/>Wireframes &amp; Maquettes<text:bookmark-end text:name="__RefHeading___Toc397_439444305"/></text:h>
      <text:p text:style-name="P21">Structures de templates</text:p>
      <text:p text:style-name="P11"><text:span text:style-name="T25">Formats de f</text:span>ichiers <text:span text:style-name="T18">associés : Fichiers .html &amp; templates de CMS</text:span></text:p>
      <text:h text:style-name="Heading_20_2" text:outline-level="2"><text:bookmark-start text:name="__RefHeading___Toc1936_1436729528"/>Réseaux sociaux<text:bookmark-end text:name="__RefHeading___Toc1936_1436729528"/></text:h>
      <text:p text:style-name="P40">Images de pages et Avatars de profils ou pages de réseaux sociaux avec les règles d'utilisation et tailles des images<text:span text:style-name="T44"> (Facebook, Instagram, Twitter, Pinterest, G+, Youtube)</text:span>.</text:p>
      <text:p text:style-name="P14">Signatures <text:span text:style-name="T12">de</text:span> mails <text:span text:style-name="T34">avec les champs d'informations et règles de proportions.</text:span></text:p>
      <text:p text:style-name="P18">Formats de fichiers associés : .psd .jpg .png</text:p>
      <text:h text:style-name="P36" text:outline-level="2"><text:bookmark-start text:name="__RefHeading___Toc399_439444305"/><text:span text:style-name="T38">Autres s</text:span>upports <text:span text:style-name="T14">multimédias</text:span><text:bookmark-end text:name="__RefHeading___Toc399_439444305"/></text:h>
      <text:p text:style-name="P25">Bannières publicitaires. <text:span text:style-name="T39">Formats de fichiers associés : .psd .jpg .png</text:span></text:p>
      <text:p text:style-name="P29">Jingle <text:span text:style-name="T35">et habillages</text:span> d'<text:span text:style-name="T36">émissions vidéos, audios, etc. Formats de fichiers associés : .webm / .mp3 .ogg</text:span></text:p>
      <text:p text:style-name="P30">Signature de mails. Formats associés : .htm .html .txt</text:p>
      <text:h text:style-name="P36" text:outline-level="2"><text:bookmark-start text:name="__RefHeading___Toc401_439444305"/>Goodies<text:bookmark-end text:name="__RefHeading___Toc401_439444305"/></text:h>
      <text:p text:style-name="P24"><text:span text:style-name="T15">Objets de merchandising : T-Shirts, </text:span>Stylos, CD-ROM / DVD : Jaquette + logo/Icône, Autocollants, <text:span text:style-name="T33">cartes postales. Ces objets correspondent aux objets qui peuvent être crées via des plateformes telles que Spreadshi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5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Arial2" fo:font-family="Arial" style:font-style-name="Gras" style:font-family-generic="swiss" style:font-pitch="variable" fo:font-size="15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Arial2" fo:font-family="Arial" style:font-style-name="Gras" style:font-family-generic="swiss"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37M23S</meta:editing-duration>
    <meta:editing-cycles>133</meta:editing-cycles>
    <meta:generator>LibreOffice/5.3.3.2$Windows_X86_64 LibreOffice_project/3d9a8b4b4e538a85e0782bd6c2d430bafe583448</meta:generator>
    <dc:date>2018-03-09T13:44:13.841000000</dc:date>
    <meta:print-date>2016-11-30T09:33:11.013000000</meta:print-date>
    <meta:document-statistic meta:table-count="0" meta:image-count="0" meta:object-count="0" meta:page-count="7" meta:paragraph-count="85" meta:word-count="705" meta:character-count="4676" meta:non-whitespace-character-count="4054"/>
    <meta:user-defined meta:name="Info 1"/>
    <meta:user-defined meta:name="Info 2"/>
    <meta:user-defined meta:name="Info 3"/>
    <meta:user-defined meta:name="Info 4"/>
  </office:meta>
</office:document-meta>
</file>